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Novedades</text:h>
      <text:h text:style-name="Heading_20_3" text:outline-level="3">[CLASE 2] – 13/08/2018</text:h>
      <text:p text:style-name="Text_20_body"/>
      <text:p text:style-name="Text_20_body">Adjunto la base de datos vista en clase con datos.</text:p>
      <text:p text:style-name="Text_20_body"/>
      <text:p text:style-name="P2"><text:a xlink:type="simple" xlink:href="http://frgp.cvg.utn.edu.ar/pluginfile.php/99905/mod_forum/attachment/317892/ACTIVIDAD1.SQL" text:style-name="Internet_20_link" text:visited-style-name="Visited_20_Internet_20_Link">ACTIVIDAD1.SQ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2:55.351000000</meta:creation-date>
    <dc:date>2018-09-12T14:57:34.253000000</dc:date>
    <meta:editing-duration>PT14M39S</meta:editing-duration>
    <meta:editing-cycles>1</meta:editing-cycles>
    <meta:generator>LibreOffice/6.0.2.1$Windows_X86_64 LibreOffice_project/f7f06a8f319e4b62f9bc5095aa112a65d2f3ac89</meta:generator>
    <meta:print-date>2018-09-12T14:58:19.942000000</meta:print-date>
    <meta:document-statistic meta:table-count="0" meta:image-count="0" meta:object-count="0" meta:page-count="1" meta:paragraph-count="4" meta:word-count="15" meta:character-count="95" meta:non-whitespace-character-count="83"/>
  </office:meta>
</office:document-meta>
</file>